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0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xS2</text:p>
          </table:table-cell>
          <table:table-cell office:value-type="string" table:style-name="ce1">
            <text:p>yS2</text:p>
          </table:table-cell>
          <table:table-cell table:number-columns-repeated="4" table:style-name="ce1"/>
          <table:table-cell office:value-type="string" table:style-name="ce1">
            <text:p>yNouv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46" table:style-name="ce1">
            <text:p>7.46</text:p>
          </table:table-cell>
          <table:table-cell table:number-columns-repeated="2" table:style-name="ce1"/>
          <table:table-cell office:value-type="string" table:style-name="ce1">
            <text:p>m</text:p>
          </table:table-cell>
          <table:table-cell office:value-type="float" office:value="0.49972699999999998" table:style-name="ce1">
            <text:p>0.499727</text:p>
          </table:table-cell>
          <table:table-cell office:value-type="float" office:value="7.9997279999999993" table:formula="of:=[.$F$2] * [.A2] +[.$F$3]" table:style-name="ce1">
            <text:p>7.999728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77" table:style-name="ce1">
            <text:p>6.77</text:p>
          </table:table-cell>
          <table:table-cell table:number-columns-repeated="2" table:style-name="ce1"/>
          <table:table-cell office:value-type="string" table:style-name="ce1">
            <text:p>b</text:p>
          </table:table-cell>
          <table:table-cell office:value-type="float" office:value="3.0024579999999998" table:style-name="ce1">
            <text:p>3.002458</text:p>
          </table:table-cell>
          <table:table-cell office:value-type="float" office:value="7.0002739999999992" table:formula="of:=[.$F$2] * [.A3] +[.$F$3]" table:style-name="ce1">
            <text:p>7.000274</text:p>
            <draw:frame draw:z-index="1" draw:id="id0" draw:style-name="a0" draw:name="Chart 1" svg:x="0.54167in" svg:y="0.11458in" svg:width="6.08333in" svg:height="3.7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.74" table:style-name="ce1">
            <text:p>12.74</text:p>
          </table:table-cell>
          <table:table-cell table:number-columns-repeated="4" table:style-name="ce1"/>
          <table:table-cell office:value-type="float" office:value="9.4989089999999994" table:formula="of:=[.$F$2] * [.A4] +[.$F$3]" table:style-name="ce1">
            <text:p>9.498909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.11" table:style-name="ce1">
            <text:p>7.11</text:p>
          </table:table-cell>
          <table:table-cell table:number-columns-repeated="4" table:style-name="ce1"/>
          <table:table-cell office:value-type="float" office:value="7.5000009999999993" table:formula="of:=[.$F$2] * [.A5] +[.$F$3]" table:style-name="ce1">
            <text:p>7.50000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.81" table:style-name="ce1">
            <text:p>7.81</text:p>
          </table:table-cell>
          <table:table-cell table:number-columns-repeated="4" table:style-name="ce1"/>
          <table:table-cell office:value-type="float" office:value="8.4994549999999993" table:formula="of:=[.$F$2] * [.A6] +[.$F$3]" table:style-name="ce1">
            <text:p>8.499455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84" table:style-name="ce1">
            <text:p>8.84</text:p>
          </table:table-cell>
          <table:table-cell table:number-columns-repeated="4" table:style-name="ce1"/>
          <table:table-cell office:value-type="float" office:value="9.9986359999999994" table:formula="of:=[.$F$2] * [.A7] +[.$F$3]" table:style-name="ce1">
            <text:p>9.998636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08" table:style-name="ce1">
            <text:p>6.08</text:p>
          </table:table-cell>
          <table:table-cell table:number-columns-repeated="4" table:style-name="ce1"/>
          <table:table-cell office:value-type="float" office:value="6.0008199999999992" table:formula="of:=[.$F$2] * [.A8] +[.$F$3]" table:style-name="ce1">
            <text:p>6.0008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39" table:style-name="ce1">
            <text:p>5.39</text:p>
          </table:table-cell>
          <table:table-cell table:number-columns-repeated="4" table:style-name="ce1"/>
          <table:table-cell office:value-type="float" office:value="5.001366" table:formula="of:=[.$F$2] * [.A9] +[.$F$3]" table:style-name="ce1">
            <text:p>5.001366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15" table:style-name="ce1">
            <text:p>8.15</text:p>
          </table:table-cell>
          <table:table-cell table:number-columns-repeated="4" table:style-name="ce1"/>
          <table:table-cell office:value-type="float" office:value="8.9991819999999993" table:formula="of:=[.$F$2] * [.A10] +[.$F$3]" table:style-name="ce1">
            <text:p>8.999182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.42" table:style-name="ce1">
            <text:p>6.42</text:p>
          </table:table-cell>
          <table:table-cell table:number-columns-repeated="4" table:style-name="ce1"/>
          <table:table-cell office:value-type="float" office:value="6.5005469999999992" table:formula="of:=[.$F$2] * [.A11] +[.$F$3]" table:style-name="ce1">
            <text:p>6.500547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73" table:style-name="ce1">
            <text:p>5.73</text:p>
          </table:table-cell>
          <table:table-cell table:number-columns-repeated="4" table:style-name="ce1"/>
          <table:table-cell office:value-type="float" office:value="5.5010929999999991" table:formula="of:=[.$F$2] * [.A12] +[.$F$3]" table:style-name="ce1">
            <text:p>5.501093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Nahom Hailu</meta:initial-creator>
    <dc:creator>Eyosias Tsegaye</dc:creator>
    <meta:creation-date>2021-11-01T15:24:13Z</meta:creation-date>
    <dc:date>2021-11-02T10:31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431in" svg:stroke-color="#ed7d31" svg:stroke-opacity="100%" draw:stroke-linejoin="round" svg:stroke-linecap="round"/>
    </style:style>
  </office:automatic-styles>
  <office:body>
    <office:chart>
      <chart:chart chart:class="chart:scatter" svg:height="272.25pt" svg:width="438.0000787401575pt" chart:style-name="Crt0">
        <chart:title chart:style-name="CT00">
          <text:p text:style-name="a4" text:class-names="" text:cond-style-name="">Jeu de test s2</text:p>
        </chart:title>
        <chart:legend style:legend-expansion="custom" style:legend-expansion-aspect-ratio="5.9723496994949983" svg:width="122.4543307086614pt" svg:height="20.50354330708661pt" svg:x="103.7728346456693pt" svg:y="35.53pt" chart:style-name="Lgnd"/>
        <chart:plot-area chart:style-name="Plt0">
          <chart:axis chart:dimension="y" chart:name="primary-y" chart:style-name="Axs0">
            <chart:title chart:style-name="AT00">
              <text:p text:style-name="a5" text:class-names="" text:cond-style-name="">Y Axis<text:s text:c="1"/>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6" text:class-names="" text:cond-style-name="">X Axis</text:p>
            </chart:title>
            <chart:grid chart:class="major" chart:style-name="GMa1"/>
          </chart:axis>
          <chart:series chart:values-cell-range-address="Sheet1.$B$2:.$B$12" chart:class="chart:scatter" chart:attached-axis="primary-y" chart:style-name="G0S0">
            <chart:domain table:cell-range-address="Sheet1.$A$2:.$A$12"/>
            <chart:data-point chart:repeated="11"/>
          </chart:series>
          <chart:series chart:values-cell-range-address="Sheet1.$G$2:.$G$12" chart:class="chart:scatter" chart:attached-axis="primary-y" chart:style-name="G0S1">
            <chart:domain table:cell-range-address="Sheet1.$A$2:.$A$12"/>
            <chart:data-point chart:repeated="11"/>
          </chart:series>
          <chart:wall chart:style-name="Wal0"/>
        </chart:plot-area>
        <draw:frame draw:id="id0" draw:style-name="a3" draw:name="TextBox 1" svg:x="3.45833in" svg:y="0.42708in" svg:width="1.94245in" svg:height="0.29518in">
          <draw:text-box>
            <text:p text:style-name="a2" text:class-names="" text:cond-style-name=""><text:span text:style-name="a0" text:class-names="">y = 0.499727x + 3.002458<text:s text:c="1"/></text:span><text:span text:style-name="a1" text:class-names=""/></text:p>
          </draw:text-box>
          <svg:title/>
          <svg:desc/>
        </draw:fram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